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76</text:p>
          </table:table-cell>
          <table:table-cell table:style-name="ce1" office:value-type="string">
            <text:p>アンパンマン・のびのびワーク１歳</text:p>
            <text:p>最後に黄色い物を列挙。警告・ヒマワリ・アブラナ・菊・タンポポ・沢庵・イチョウ・レモン・グレープフルーツ。まあまあ列挙できたけどカテゴリーが偏ってるなあ・・・・。</text:p>
          </table:table-cell>
          <table:table-cell table:style-name="ce1" office:value-type="string">
            <text:p>日本将棋連盟「将棋の基礎知識」</text:p>
            <text:p>本将棋の並べ方・符号。</text:p>
          </table:table-cell>
          <table:table-cell table:style-name="ce1" office:value-type="string">
            <text:p>日本将棋連盟「将棋の基礎知識」</text:p>
            <text:p>２５歳以下の女性が研修会で規定の成績を挙げると女流２級へ昇格。正式な女流棋士へ。</text:p>
          </table:table-cell>
          <table:table-cell table:style-name="ce1" office:value-type="string">
            <text:p>練習局面課題演習　銀星将棋９　レベル１５　１周目　第１問</text:p>
            <text:p>０．００００９％　－４０８８　５７級　たまご</text:p>
            <text:p>プロ将棋界についてざっと眺めてみました。達成率を見ても、まだ極僅か。初歩的な学習からスタートして徹底的に極めていきたいで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77</text:p>
          </table:table-cell>
          <table:table-cell table:style-name="ce1" office:value-type="string">
            <text:p>アンパンマン・のびのびワーク１歳</text:p>
            <text:p>色の次は形を学習しましたね。形についてもここで１回列挙してみます。</text:p>
            <text:p>丸の形：シャボン玉・サッカーボール・野球ボール・テニスボール・大砲の弾・ピンポン玉・ビー玉・天体。スポーツに使う物が多く浮かびました。まだまだ修行が足りないな。でも、始まったばかりなので、今はまだＯＫ。基礎訓練を進めていく過程で脳を強化できれば・・・・・。</text:p>
          </table:table-cell>
          <table:table-cell table:style-name="ce1" office:value-type="string">
            <text:p>日本将棋連盟「将棋の基礎知識」</text:p>
            <text:p>駒の動きの基本原則。取る・打つ・成る。</text:p>
          </table:table-cell>
          <table:table-cell table:style-name="ce1" office:value-type="string">
            <text:p>日本将棋連盟「将棋の基礎知識」</text:p>
            <text:p>女流公式戦には現在７つのタイトル戦と１つの一般公式戦が。女流棋戦も多くなりましたねー。</text:p>
          </table:table-cell>
          <table:table-cell table:style-name="ce1" office:value-type="string">
            <text:p>練習局面課題演習　激指定跡道場４　指導対局　１２級　竹俣紅　１１周目　第１問</text:p>
            <text:p>０．００００９％　－４０８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78</text:p>
          </table:table-cell>
          <table:table-cell office:value-type="string">
            <text:p>アンパンマン・のびのびワーク１歳</text:p>
            <text:p>三角の物。矢印・屋根・注意標識・山。うーん、なかなか思い浮かばない・・・・。</text:p>
          </table:table-cell>
          <table:table-cell office:value-type="string">
            <text:p>日本将棋連盟「将棋の基礎知識」</text:p>
            <text:p>玉将・飛車・角行の動かし方。</text:p>
          </table:table-cell>
          <table:table-cell office:value-type="string">
            <text:p>日本将棋連盟「将棋の基礎知識」</text:p>
            <text:p>スポンサーの関係でタイトル戦の名前が結構長くなったな。しかし、新規戦も沢山設立されて将棋界も華々しくなって参りました。</text:p>
          </table:table-cell>
          <table:table-cell office:value-type="string">
            <text:p>練習局面課題演習　激指１１　１１級　標準　１周目　第１問</text:p>
            <text:p>０．００００９％　－４０８８　５７級　たまご</text:p>
            <text:p>演習は１１級コースへ。講義ではまず将棋のルールを徹底的に覚えてから少しずつ技術的な部分に入っていきます。ルールを覚えながら将棋の世界も垣間見ていきます。例えば将棋の歴史とか世界の将棋、プロ将棋界について。ここら辺の周辺事項を学習することも必要だと思うし、このプログラムの核の一つとなっています。</text:p>
          </table:table-cell>
          <table:table-cell table:style-name="ce1" table:number-columns-repeated="17"/>
          <table:table-cell table:number-columns-repeated="1000"/>
        </table:table-row>
        <table:table-row table:style-name="ro3">
          <table:table-cell table:style-name="ce1"/>
          <table:table-cell table:style-name="ce1" office:value-type="string">
            <text:p>4</text:p>
          </table:table-cell>
          <table:table-cell table:style-name="ce1" office:value-type="string">
            <text:p>79</text:p>
          </table:table-cell>
          <table:table-cell table:style-name="ce1" office:value-type="string">
            <text:p>アンパンマン・のびのびワーク１歳</text:p>
            <text:p>最後は四角の形。タイル・テレビ・黒板・白板・部屋・扉・机・ベッド・タンス・本棚・パソコン・冷蔵庫。何か生活用品が多いｗｗｗ</text:p>
          </table:table-cell>
          <table:table-cell table:style-name="ce1" office:value-type="string">
            <text:p>日本将棋連盟「将棋の基礎知識」</text:p>
            <text:p>金将・銀将・桂馬・香車・歩兵の動かし方。</text:p>
          </table:table-cell>
          <table:table-cell table:style-name="ce1" office:value-type="string">
            <text:p>日本将棋連盟「将棋の基礎知識」</text:p>
            <text:p>一般棋戦が一つ、非公式戦が二つか。</text:p>
          </table:table-cell>
          <table:table-cell table:style-name="ce1" office:value-type="string">
            <text:p>練習局面課題演習　激指定跡道場３　１１級　標準　１周目　第１問</text:p>
            <text:p>０．００００９％　－４０８７　５７級　たまご</text:p>
            <text:p>女流棋界についても見てみました。棋力レートの上昇も伴ていますが将棋の実力だけでなく、周辺知識の習得も大切だと思っているのでその分の点数も必要点数に入れています。</text:p>
          </table:table-cell>
          <table:table-cell table:style-name="ce1" table:number-columns-repeated="17"/>
          <table:table-cell table:number-columns-repeated="1000"/>
        </table:table-row>
        <table:table-row table:style-name="ro3">
          <table:table-cell table:style-name="ce1"/>
          <table:table-cell table:style-name="ce1" office:value-type="string">
            <text:p>5</text:p>
          </table:table-cell>
          <table:table-cell table:style-name="ce1" office:value-type="string">
            <text:p>80</text:p>
          </table:table-cell>
          <table:table-cell table:style-name="ce1" office:value-type="string">
            <text:p>アンパンマン・のびのびワーク１歳</text:p>
            <text:p>大きい物や小さい物についても確認しておきますか。</text:p>
            <text:p>大きい物。ビル・象・カバ・天体・海・城・４Ｋテレビ・タワー型パソコン・グラウンド・恐竜。まあ今の所はこんなものかなー。</text:p>
          </table:table-cell>
          <table:table-cell table:style-name="ce1" office:value-type="string">
            <text:p>日本将棋連盟「将棋の基礎知識」</text:p>
            <text:p>王手と詰み・決着の付け方・投了</text:p>
          </table:table-cell>
          <table:table-cell table:style-name="ce1" office:value-type="string">
            <text:p>日本将棋連盟「将棋の基礎知識」</text:p>
            <text:p>アマチュアについて。プロを対象としない各種大会は「アマチュア大会」となる。</text:p>
            <text:p>校内の大会や町内の大会も立派なアマチュア大会。</text:p>
            <text:p>ここからは、アマチュアの各種大会について概観します。</text:p>
          </table:table-cell>
          <table:table-cell table:style-name="ce1" office:value-type="string">
            <text:p>練習局面課題演習　激指１５　指導対局　１２級　渡部愛　１周目　第１問</text:p>
            <text:p>０．００００９％　－４０８７　５７級　たまご</text:p>
            <text:p>まずは大駒を上手く使えるように意識して、とのこと。良いアドバイスだ。</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81</text:p>
          </table:table-cell>
          <table:table-cell table:style-name="ce1" office:value-type="string">
            <text:p>アンパンマン・のびのびワーク１歳</text:p>
            <text:p>最後は小さい物。虫・オタマジャクシ・赤ちゃん・柚子・カボス・卵・細胞・種・軽自動車・ミニ四駆・米粒・豆ぐらいかなー。</text:p>
          </table:table-cell>
          <table:table-cell table:style-name="ce1" office:value-type="string">
            <text:p>日本将棋連盟「将棋の基礎知識」</text:p>
            <text:p>反則について</text:p>
          </table:table-cell>
          <table:table-cell table:style-name="ce1" office:value-type="string">
            <text:p>日本将棋連盟「将棋の基礎知識」</text:p>
            <text:p>アマ全国大会。アマ竜王戦・アマ名人戦・支部名人戦・朝日アマ名人戦・アマ王将戦・赤旗アマ名人戦。この６棋戦で優勝すればプロ棋戦にアマ枠として出場できる！</text:p>
          </table:table-cell>
          <table:table-cell table:style-name="ce1" office:value-type="string">
            <text:p>練習局面課題演習　激指１２　１１級　標準　１周目　第１問</text:p>
            <text:p>０．００００９％　－４０８７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82</text:p>
          </table:table-cell>
          <table:table-cell table:style-name="ce1" office:value-type="string">
            <text:p>アンパンマン・のびのびワーク１歳</text:p>
            <text:p>それではワークを進めていきます。テーマは「部屋の中にある「モノ」」。まずは椅子。語彙の拡充期ですね。</text:p>
          </table:table-cell>
          <table:table-cell table:style-name="ce1" office:value-type="string">
            <text:p>日本将棋連盟「将棋の基礎知識」</text:p>
            <text:p>実際に指してみる・平手と駒落ち・振り駒。</text:p>
          </table:table-cell>
          <table:table-cell table:style-name="ce1" office:value-type="string">
            <text:p>日本将棋連盟「将棋の基礎知識」</text:p>
            <text:p>アマチュアの団体戦。自分はあまり団体戦が好きじゃない・・・・。</text:p>
          </table:table-cell>
          <table:table-cell table:style-name="ce1" office:value-type="string">
            <text:p>練習局面課題演習　激指名人戦道場　１１級　標準　１周目　第１問</text:p>
            <text:p>０．００００９％　－４０８７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8</text:p>
          </table:table-cell>
          <table:table-cell table:style-name="ce1" office:value-type="string">
            <text:p>83</text:p>
          </table:table-cell>
          <table:table-cell office:value-type="string">
            <text:p>アンパンマン・のびのびワーク１歳</text:p>
            <text:p>テーブル・コップ・スプーン・皿・フォーク</text:p>
          </table:table-cell>
          <table:table-cell office:value-type="string">
            <text:p>日本将棋連盟「将棋の基礎知識」</text:p>
            <text:p>プロ棋界</text:p>
          </table:table-cell>
          <table:table-cell office:value-type="string">
            <text:p>日本将棋連盟「将棋の基礎知識」</text:p>
            <text:p>学生大会。お世話になりました。</text:p>
          </table:table-cell>
          <table:table-cell office:value-type="string">
            <text:p>練習局面課題演習　激指１４　指導対局　１１級　竹俣紅　１周目　第１問</text:p>
            <text:p>０．００００９％　－４０８７　５７級　たまご</text:p>
          </table:table-cell>
          <table:table-cell table:style-name="ce1" table:number-columns-repeated="17"/>
          <table:table-cell table:number-columns-repeated="1000"/>
        </table:table-row>
        <table:table-row table:style-name="ro6" table:number-rows-repeated="7">
          <table:table-cell table:style-name="ce1" table:number-columns-repeated="24"/>
          <table:table-cell table:number-columns-repeated="1000"/>
        </table:table-row>
        <table:table-row table:style-name="ro6">
          <table:table-cell table:style-name="ce1" table:number-columns-repeated="2"/>
          <table:table-cell table:number-columns-repeated="5"/>
          <table:table-cell table:style-name="ce1" table:number-columns-repeated="17"/>
          <table:table-cell table:number-columns-repeated="1000"/>
        </table:table-row>
        <table:table-row table:style-name="ro6" table:number-rows-repeated="2">
          <table:table-cell table:style-name="ce1" table:number-columns-repeated="24"/>
          <table:table-cell table:number-columns-repeated="1000"/>
        </table:table-row>
        <table:table-row table:style-name="ro6">
          <table:table-cell table:style-name="ce1" table:number-columns-repeated="2"/>
          <table:table-cell/>
          <table:table-cell table:style-name="ce1" table:number-columns-repeated="21"/>
          <table:table-cell table:number-columns-repeated="1000"/>
        </table:table-row>
        <table:table-row table:style-name="ro6" table:number-rows-repeated="151">
          <table:table-cell table:style-name="ce1" table:number-columns-repeated="24"/>
          <table:table-cell table:number-columns-repeated="1000"/>
        </table:table-row>
        <table:table-row table:style-name="ro6" table:number-rows-repeated="104840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13">2022/03/13</text:date>, <text:time>23:42: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14H49M18S</meta:editing-duration>
    <meta:editing-cycles>35</meta:editing-cycles>
    <meta:generator>OpenOffice/4.1.6$Win32 OpenOffice.org_project/416m1$Build-9790</meta:generator>
    <dc:date>2022-03-13T23:42:41.45</dc:date>
    <meta:document-statistic meta:table-count="1" meta:cell-count="54" meta:object-count="0"/>
    <meta:user-defined meta:name="Info 1"/>
    <meta:user-defined meta:name="Info 2"/>
    <meta:user-defined meta:name="Info 3"/>
    <meta:user-defined meta:name="Info 4"/>
  </office:meta>
</office:document-meta>
</file>